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ORG.LIBREOFFICE.RAWSUBTRACT( [.D313];30);3)" office:value-type="float" office:value="-10" calcext:value-type="float">
            <text:p>-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0" calcext:value-type="float">
            <text:p>0</text:p>
          </table:table-cell>
          <table:table-cell table:style-name="ce5" table:formula="of:=PRODUCT(2;ORG.LIBREOFFICE.RAWSUBTRACT( [.D314];5))" office:value-type="float" office:value="-10" calcext:value-type="float">
            <text:p>-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0" calcext:value-type="float">
            <text:p>0</text:p>
          </table:table-cell>
          <table:table-cell table:style-name="ce5" table:formula="of:=PRODUCT(2;ORG.LIBREOFFICE.RAWSUBTRACT( [.D317];5))" office:value-type="float" office:value="-10" calcext:value-type="float">
            <text:p>-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2" table:formula="of:=QUOTIENT(ORG.LIBREOFFICE.RAWSUBTRACT( [.D321];30);3)" office:value-type="float" office:value="-10" calcext:value-type="float">
            <text:p>-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0" calcext:value-type="float">
            <text:p>0</text:p>
          </table:table-cell>
          <table:table-cell table:style-name="ce5" table:formula="of:=PRODUCT(2;ORG.LIBREOFFICE.RAWSUBTRACT( [.D327];5))" office:value-type="float" office:value="-10" calcext:value-type="float">
            <text:p>-1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0" calcext:value-type="float">
            <text:p>0</text:p>
          </table:table-cell>
          <table:table-cell table:style-name="ce32" table:formula="of:=QUOTIENT(ORG.LIBREOFFICE.RAWSUBTRACT( [.D329];30);3)" office:value-type="float" office:value="-10" calcext:value-type="float">
            <text:p>-1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0" calcext:value-type="float">
            <text:p>0</text:p>
          </table:table-cell>
          <table:table-cell table:style-name="ce5" table:formula="of:=PRODUCT(2;ORG.LIBREOFFICE.RAWSUBTRACT( [.D335];5))" office:value-type="float" office:value="-10" calcext:value-type="float">
            <text:p>-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0" calcext:value-type="float">
            <text:p>0</text:p>
          </table:table-cell>
          <table:table-cell table:style-name="ce32" table:formula="of:=QUOTIENT(ORG.LIBREOFFICE.RAWSUBTRACT( [.D337];30);3)" office:value-type="float" office:value="-10" calcext:value-type="float">
            <text:p>-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0" calcext:value-type="float">
            <text:p>0</text:p>
          </table:table-cell>
          <table:table-cell table:style-name="ce5" table:formula="of:=PRODUCT(2;ORG.LIBREOFFICE.RAWSUBTRACT( [.D342];5))" office:value-type="float" office:value="-10" calcext:value-type="float">
            <text:p>-1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0" calcext:value-type="float">
            <text:p>0</text:p>
          </table:table-cell>
          <table:table-cell table:style-name="ce5" table:formula="of:=PRODUCT(2;ORG.LIBREOFFICE.RAWSUBTRACT( [.D343];5))" office:value-type="float" office:value="-10" calcext:value-type="float">
            <text:p>-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0" calcext:value-type="float">
            <text:p>0</text:p>
          </table:table-cell>
          <table:table-cell table:style-name="ce32" table:formula="of:=QUOTIENT(ORG.LIBREOFFICE.RAWSUBTRACT( [.D345];30);3)" office:value-type="float" office:value="-10" calcext:value-type="float">
            <text:p>-1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0" calcext:value-type="float">
            <text:p>0</text:p>
          </table:table-cell>
          <table:table-cell table:style-name="ce5" table:formula="of:=PRODUCT(2;ORG.LIBREOFFICE.RAWSUBTRACT( [.D350];5))" office:value-type="float" office:value="-10" calcext:value-type="float">
            <text:p>-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0" calcext:value-type="float">
            <text:p>0</text:p>
          </table:table-cell>
          <table:table-cell table:style-name="ce5" table:formula="of:=PRODUCT(2;ORG.LIBREOFFICE.RAWSUBTRACT( [.D351];5))" office:value-type="float" office:value="-10" calcext:value-type="float">
            <text:p>-1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2:01:34.86397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6T12:03:25.481449770</dc:date>
    <meta:editing-duration>P1DT9H20M30S</meta:editing-duration>
    <meta:editing-cycles>206</meta:editing-cycles>
    <meta:document-statistic meta:table-count="1" meta:cell-count="3476" meta:object-count="0"/>
  </office:meta>
</office:document-meta>
</file>